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_20_1">
      <style:text-properties style:font-name="Arial" fo:font-size="10pt" style:font-size-asian="10pt" style:font-size-complex="10pt"/>
    </style:style>
    <style:style style:name="P2" style:family="paragraph" style:parent-style-name="Text_20_body_20_1">
      <style:text-properties fo:background-color="transparent"/>
    </style:style>
    <style:style style:name="P3" style:family="paragraph" style:parent-style-name="Standard">
      <style:text-properties style:font-name="Arial" fo:font-size="10pt" style:font-size-asian="10pt" style:font-size-complex="10pt"/>
    </style:style>
    <style:style style:name="P4" style:family="paragraph" style:parent-style-name="Standard">
      <style:text-properties style:font-name="Arial" fo:font-size="10pt" fo:background-color="#ffff00" style:font-size-asian="10pt" style:font-size-complex="10pt"/>
    </style:style>
    <style:style style:name="T1" style:family="text">
      <style:text-properties style:font-name="Arial" fo:font-size="10pt" style:font-size-asian="10pt" style:font-size-complex="10pt"/>
    </style:style>
    <style:style style:name="T2" style:family="text">
      <style:text-properties fo:font-size="10pt" style:font-size-asian="10pt" style:font-size-complex="10pt"/>
    </style:style>
    <style:style style:name="T3" style:family="text">
      <style:text-properties style:text-underline-style="none"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size="12pt" fo:font-style="italic" fo:font-weight="bold" style:font-size-asian="12pt" style:font-style-asian="italic" style:font-weight-asian="bold" style:font-size-complex="12pt" style:font-style-complex="italic" style:font-weight-complex="bold"/>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background-color="transparent"/>
    </style:style>
    <style:style style:name="T9" style:family="text">
      <style:text-properties fo:font-weight="bold" style:font-weight-asian="bold" style:font-weight-complex="bold"/>
    </style:style>
    <style:style style:name="T10" style:family="text">
      <style:text-properties fo:font-weight="bold" fo:background-color="transparent"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1"><text:line-break/><text:span text:style-name="T2"><text:line-break/></text:span><text:span text:style-name="T7">Yuma Tools </text:span><text:span text:style-name="T5">Legal Notices </text:span><text:span text:style-name="T2"><text:line-break/><text:line-break/><text:line-break/>Copyright 2010, Andy Bierman <text:s text:c="2"/>ALL RIGHTS RESERVED. <text:line-break/><text:line-break/>All Yuma Tools distributions include code from the following sources:</text:span></text:p>
      <text:p text:style-name="Standard"/>
      <text:p text:style-name="Text_20_body_20_1"><text:span text:style-name="T8">The </text:span><text:span text:style-name="T10">libxml2</text:span><text:span text:style-name="T8"> library is licensed from http://xmlsoft.org/ under the MIT License.</text:span></text:p>
      <text:p text:style-name="P3">--------------</text:p>
      <text:p text:style-name="P4"/>
      <text:p text:style-name="Text_20_body_20_1"><text:span text:style-name="T8">The </text:span><text:span text:style-name="T10">libssh2</text:span><text:span text:style-name="T8"> library is licensed from http://www.libssh2.org/ under the New BSD License</text:span></text:p>
      <text:p text:style-name="P2">(http://www.ohloh.net/licenses/bsd_ish).</text:p>
      <text:p text:style-name="P3"/>
      <text:p text:style-name="P3">---------------</text:p>
      <text:p text:style-name="P3"/>
      <text:p text:style-name="P3">The <text:span text:style-name="T9">ncurses</text:span> library is licensed from http://www.gnu.org/software/ncurses/ under the GNU/Linux license.</text:p>
      <text:p text:style-name="P3"/>
      <text:p text:style-name="P3">----------------</text:p>
      <text:p text:style-name="P3"/>
      <text:p text:style-name="P3">The <text:span text:style-name="T9">libtecla</text:span> library is licensed from http://www.astro.caltech.edu/~mcs/tecla/ under the license found at http://www.astro.caltech.edu/~mcs/tecla/LICENSE.TERMS</text:p>
      <text:p text:style-name="P3"/>
      <text:p text:style-name="P3">----------------</text:p>
      <text:p text:style-name="P3"/>
      <text:p text:style-name="P3">The base64 content transfer encoding functions in <text:span text:style-name="T9">ncx/b64.c</text:span> are by Bob Trower, under the MIT license.</text:p>
      <text:p text:style-name="P3"/>
      <text:p text:style-name="P3">MODULE NAME: <text:s text:c="3"/>b64.c</text:p>
      <text:p text:style-name="P3">AUTHOR: <text:s text:c="8"/>Bob Trower 08/04/01</text:p>
      <text:p text:style-name="P3">PROJECT: <text:s text:c="7"/>Crypt Data Packaging</text:p>
      <text:p text:style-name="P3">COPYRIGHT: <text:s text:c="5"/>Copyright (c) Trantor Standard Systems Inc., 2001</text:p>
      <text:p text:style-name="P3"/>
      <text:p text:style-name="P3">LICENCE: <text:s text:c="7"/>Copyright (c) 2001 Bob Trower, Trantor Standard Systems Inc.</text:p>
      <text:p text:style-name="P3"/>
      <text:p text:style-name="P3"><text:s text:c="16"/>Permission is hereby granted, free of charge, to any person</text:p>
      <text:p text:style-name="P3"><text:s text:c="16"/>obtaining a copy of this software and associated</text:p>
      <text:p text:style-name="P3"><text:s text:c="16"/>documentation files (the "Software"), to deal in the</text:p>
      <text:p text:style-name="P3"><text:s text:c="16"/>Software without restriction, including without limitation</text:p>
      <text:p text:style-name="P3"><text:s text:c="16"/>the rights to use, copy, modify, merge, publish, distribute,</text:p>
      <text:p text:style-name="P3"><text:s text:c="16"/>sublicense, and/or sell copies of the Software, and to</text:p>
      <text:p text:style-name="P3"><text:s text:c="16"/>permit persons to whom the Software is furnished to do so,</text:p>
      <text:p text:style-name="P3"><text:s text:c="16"/>subject to the following conditions:</text:p>
      <text:p text:style-name="P3"/>
      <text:p text:style-name="P3"><text:s text:c="16"/>The above copyright notice and this permission notice shall</text:p>
      <text:p text:style-name="P3"><text:s text:c="16"/>be included in all copies or substantial portions of the</text:p>
      <text:p text:style-name="P3"><text:s text:c="16"/>Software.</text:p>
      <text:p text:style-name="P3"/>
      <text:p text:style-name="P3"><text:s text:c="16"/>THE SOFTWARE IS PROVIDED "AS IS", WITHOUT WARRANTY OF ANY</text:p>
      <text:p text:style-name="P3"><text:s text:c="16"/>KIND, EXPRESS OR IMPLIED, INCLUDING BUT NOT LIMITED TO THE</text:p>
      <text:p text:style-name="P3"><text:s text:c="16"/>WARRANTIES OF MERCHANTABILITY, FITNESS FOR A PARTICULAR</text:p>
      <text:p text:style-name="P3"><text:s text:c="16"/>PURPOSE AND NONINFRINGEMENT. IN NO EVENT SHALL THE AUTHORS</text:p>
      <text:p text:style-name="P3"><text:s text:c="16"/>OR COPYRIGHT HOLDERS BE LIABLE FOR ANY CLAIM, DAMAGES OR</text:p>
      <text:p text:style-name="P3"><text:s text:c="16"/>OTHER LIABILITY, WHETHER IN AN ACTION OF CONTRACT, TORT OR</text:p>
      <text:p text:style-name="P3"><text:s text:c="16"/>OTHERWISE, ARISING FROM, OUT OF OR IN CONNECTION WITH THE</text:p>
      <text:p text:style-name="P3"><text:s text:c="16"/>SOFTWARE OR THE USE OR OTHER DEALINGS IN THE SOFTWARE.</text:p>
      <text:p text:style-name="P3"><text:soft-page-break/></text:p>
      <text:p text:style-name="P3">-----------------</text:p>
      <text:p text:style-name="P3"/>
      <text:p text:style-name="P3">The bobhash function in <text:span text:style-name="T9">ncx/bobhash.c </text:span>implements the BOB hash algorithm that is described in the Sampling and Filtering Techniques for IP Packet Selection (RFC 5475, March 2009)</text:p>
      <text:p text:style-name="P3"/>
      <text:p text:style-name="P3"><text:s text:c="2"/>Copyright (c) 2009 IETF Trust and the persons identified as the</text:p>
      <text:p text:style-name="P3"><text:s text:c="3"/>document authors. <text:s/>All rights reserved.</text:p>
      <text:p text:style-name="P3"/>
      <text:p text:style-name="P3"><text:s text:c="3"/>This document is subject to BCP 78 and the IETF Trust's Legal</text:p>
      <text:p text:style-name="P3"><text:s text:c="3"/>Provisions Relating to IETF Documents in effect on the date of</text:p>
      <text:p text:style-name="P3"><text:s text:c="3"/>publication of this document (http://trustee.ietf.org/license-info).</text:p>
      <text:p text:style-name="P3"><text:s text:c="3"/>Please review these documents carefully, as they describe your rights</text:p>
      <text:p text:style-name="P3"><text:s text:c="3"/>and restrictions with respect to this document.</text:p>
      <text:p text:style-name="P3"/>
      <text:p text:style-name="P3"><text:s text:c="3"/>This document may contain material from IETF Documents or IETF</text:p>
      <text:p text:style-name="P3"><text:s text:c="3"/>Contributions published or made publicly available before November</text:p>
      <text:p text:style-name="P3"><text:s text:c="3"/>10, 2008. <text:s/>The person(s) controlling the copyright in some of this</text:p>
      <text:p text:style-name="P3"><text:s text:c="3"/>material may not have granted the IETF Trust the right to allow</text:p>
      <text:p text:style-name="P3"><text:s text:c="3"/>modifications of such material outside the IETF Standards Process.</text:p>
      <text:p text:style-name="P3"><text:s text:c="3"/>Without obtaining an adequate license from the person(s) controlling</text:p>
      <text:p text:style-name="P3"><text:s text:c="3"/>the copyright in such materials, this document may not be modified</text:p>
      <text:p text:style-name="P3"><text:s text:c="3"/>outside the IETF Standards Process, and derivative works of it may</text:p>
      <text:p text:style-name="P3"><text:s text:c="3"/>not be created outside the IETF Standards Process, except to format</text:p>
      <text:p text:style-name="P3"><text:s text:c="3"/>it for publication as an RFC or to translate it into languages other</text:p>
      <text:p text:style-name="P3"><text:s text:c="3"/>than English.</text:p>
      <text:p text:style-name="P3"/>
      <text:p text:style-name="P3">-----------------</text:p>
      <text:p text:style-name="P3"/>
      <text:p text:style-name="P3">Notice to U.S. Government End Users:</text:p>
      <text:p text:style-name="P3">. </text:p>
      <text:p text:style-name="P1"><text:span text:style-name="T3">RESTRICTED RIGHTS LEGEND.</text:span><text:span text:style-name="T4"> </text:span>This software is provided with RESTRICTED RIGHTS. Use, duplication, or disclosure by the U.S. Government is subject to restrictions set forth in subparagraph (c)(1)(ii) of the Rights in Technical Data and Computer Software clause at DFARS 252.227-7013 or subparagraphs (c)(1) and (2) of the Commercial Computer Software - Restricted Rights at 48 CFR 52.227-19, as applicable. The "Manufacturer" for purposes of these regulations is <text:s/>Netconf Central, Inc. 374 Laguna Terrace, Simi Valley, CA <text:s/>93065 U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_20_body_20_1" style:display-name="Text body 1" style:family="paragraph" style:next-style-name="User_20_Index_20_9" style:class="text">
      <style:text-properties style:font-name="Arial1" fo:font-size="10pt"/>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span text:style-name="MT1">0128201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Wellens</meta:initial-creator>
    <meta:creation-date>2010-01-29T16:44:33.60</meta:creation-date>
    <dc:date>2010-07-16T16:08:41</dc:date>
    <dc:creator>Andy Bierman</dc:creator>
    <meta:editing-duration>PT01H24M50S</meta:editing-duration>
    <meta:editing-cycles>7</meta:editing-cycles>
    <meta:generator>OpenOffice.org/3.2$Unix OpenOffice.org_project/320m12$Build-9483</meta:generator>
    <meta:document-statistic meta:table-count="0" meta:image-count="0" meta:object-count="0" meta:page-count="2" meta:paragraph-count="60" meta:word-count="563" meta:character-count="4240"/>
  </office:meta>
</office:document-meta>
</file>